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5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5.3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3104in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5.38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aa44" officeooo:paragraph-rsid="0019aa44"/>
    </style:style>
    <style:style style:name="P2" style:family="paragraph" style:parent-style-name="Table_20_Contents">
      <style:text-properties officeooo:rsid="001b770e" officeooo:paragraph-rsid="001b770e"/>
    </style:style>
    <style:style style:name="P3" style:family="paragraph" style:parent-style-name="Table_20_Contents">
      <style:text-properties officeooo:rsid="001c83a1" officeooo:paragraph-rsid="001c83a1"/>
    </style:style>
    <style:style style:name="P4" style:family="paragraph" style:parent-style-name="Table_20_Contents">
      <style:text-properties officeooo:rsid="001c83a1" officeooo:paragraph-rsid="001c87c6"/>
    </style:style>
    <style:style style:name="P5" style:family="paragraph" style:parent-style-name="Table_20_Contents">
      <style:text-properties officeooo:rsid="001c87c6" officeooo:paragraph-rsid="001c87c6"/>
    </style:style>
    <style:style style:name="P6" style:family="paragraph" style:parent-style-name="Table_20_Contents">
      <style:text-properties officeooo:rsid="00213539" officeooo:paragraph-rsid="00213539"/>
    </style:style>
    <style:style style:name="P7" style:family="paragraph" style:parent-style-name="Standard">
      <style:text-properties officeooo:paragraph-rsid="0019aa44"/>
    </style:style>
    <style:style style:name="P8" style:family="paragraph" style:parent-style-name="Standard">
      <style:text-properties officeooo:paragraph-rsid="0019aa44"/>
    </style:style>
    <style:style style:name="P9" style:family="paragraph" style:parent-style-name="Standard">
      <style:text-properties fo:font-size="14pt" officeooo:paragraph-rsid="002c47dc" style:font-size-asian="14pt" style:font-size-complex="14pt"/>
    </style:style>
    <style:style style:name="P10" style:family="paragraph" style:parent-style-name="Standard">
      <style:text-properties fo:font-size="14pt" officeooo:rsid="00339568" officeooo:paragraph-rsid="00339568" style:font-size-asian="14pt" style:font-size-complex="14pt"/>
    </style:style>
    <style:style style:name="P11" style:family="paragraph" style:parent-style-name="Standard">
      <style:text-properties fo:font-size="14pt" officeooo:rsid="00345883" officeooo:paragraph-rsid="00345883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339568" officeooo:paragraph-rsid="00339568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2e517d"/>
    </style:style>
    <style:style style:name="P14" style:family="paragraph" style:parent-style-name="Standard" style:list-style-name="L1">
      <style:text-properties officeooo:paragraph-rsid="002e517d"/>
    </style:style>
    <style:style style:name="P15" style:family="paragraph" style:parent-style-name="Standard">
      <style:text-properties fo:font-size="12pt" officeooo:paragraph-rsid="002c47dc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officeooo:rsid="001c83a1" officeooo:paragraph-rsid="001c83a1"/>
    </style:style>
    <style:style style:name="P18" style:family="paragraph" style:parent-style-name="Table_20_Contents">
      <style:text-properties officeooo:rsid="002662f4" officeooo:paragraph-rsid="002662f4"/>
    </style:style>
    <style:style style:name="P19" style:family="paragraph" style:parent-style-name="Table_20_Contents">
      <style:text-properties officeooo:rsid="002662f4" officeooo:paragraph-rsid="00273a51"/>
    </style:style>
    <style:style style:name="P20" style:family="paragraph" style:parent-style-name="Table_20_Contents">
      <style:text-properties officeooo:rsid="001b770e" officeooo:paragraph-rsid="00273a51"/>
    </style:style>
    <style:style style:name="P21" style:family="paragraph" style:parent-style-name="Table_20_Contents">
      <style:text-properties officeooo:rsid="0028d509" officeooo:paragraph-rsid="0028d509"/>
    </style:style>
    <style:style style:name="P22" style:family="paragraph" style:parent-style-name="Table_20_Contents">
      <style:text-properties officeooo:rsid="002932f3" officeooo:paragraph-rsid="002932f3"/>
    </style:style>
    <style:style style:name="P23" style:family="paragraph" style:parent-style-name="Table_20_Contents">
      <style:text-properties officeooo:rsid="0019aa44" officeooo:paragraph-rsid="0019aa44"/>
    </style:style>
    <style:style style:name="T1" style:family="text">
      <style:text-properties officeooo:rsid="001b770e"/>
    </style:style>
    <style:style style:name="T2" style:family="text">
      <style:text-properties officeooo:rsid="001c83a1"/>
    </style:style>
    <style:style style:name="T3" style:family="text">
      <style:text-properties officeooo:rsid="001c87c6"/>
    </style:style>
    <style:style style:name="T4" style:family="text">
      <style:text-properties officeooo:rsid="001fba52"/>
    </style:style>
    <style:style style:name="T5" style:family="text">
      <style:text-properties officeooo:rsid="0022dd44"/>
    </style:style>
    <style:style style:name="T6" style:family="text">
      <style:text-properties officeooo:rsid="00273a51"/>
    </style:style>
    <style:style style:name="T7" style:family="text">
      <style:text-properties officeooo:rsid="002932f3"/>
    </style:style>
    <style:style style:name="T8" style:family="text">
      <style:text-properties officeooo:rsid="002c47dc"/>
    </style:style>
    <style:style style:name="T9" style:family="text">
      <style:text-properties officeooo:rsid="002e517d"/>
    </style:style>
    <style:style style:name="T10" style:family="text">
      <style:text-properties fo:font-size="16pt" fo:font-weight="bold" officeooo:rsid="002e517d" style:font-size-asian="16pt" style:font-weight-asian="bold" style:font-size-complex="16pt" style:font-weight-complex="bol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72in" fo:text-indent="-0.25in" fo:margin-left="0.5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472in" fo:text-indent="-0.25in" fo:margin-left="0.8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972in" fo:text-indent="-0.25in" fo:margin-left="1.0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472in" fo:text-indent="-0.25in" fo:margin-left="1.3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972in" fo:text-indent="-0.25in" fo:margin-left="1.5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472in" fo:text-indent="-0.25in" fo:margin-left="1.8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972in" fo:text-indent="-0.25in" fo:margin-left="2.0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472in" fo:text-indent="-0.25in" fo:margin-left="2.3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972in" fo:text-indent="-0.25in" fo:margin-left="2.5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472in" fo:text-indent="-0.25in" fo:margin-left="2.847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16"><text:span text:style-name="T9">Functional Requirements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unction</text:p>
          </table:table-cell>
          <table:table-cell table:style-name="Table1.B1" office:value-type="string">
            <text:p text:style-name="P1"><text:s/>User <text:s/>Can Specify the Course</text:p>
          </table:table-cell>
        </table:table-row>
        <table:table-row>
          <table:table-cell table:style-name="Table1.A2" office:value-type="string">
            <text:p text:style-name="P1"/>
            <text:p text:style-name="P1">Description</text:p>
          </table:table-cell>
          <table:table-cell table:style-name="Table1.B2" office:value-type="string">
            <text:p text:style-name="P1">User should have a view to add new course, the view should have <text:span text:style-name="T4">the following </text:span>course <text:span text:style-name="T4">c</text:span>ontents (name and number of chapters)</text:p>
            <text:p text:style-name="P6">course name must be unique</text:p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p text:style-name="P1">New Course information and information about course from database</text:p>
          </table:table-cell>
        </table:table-row>
        <table:table-row>
          <table:table-cell table:style-name="Table1.A2" office:value-type="string">
            <text:p text:style-name="P1">Source</text:p>
          </table:table-cell>
          <table:table-cell table:style-name="Table1.B2" office:value-type="string">
            <text:p text:style-name="P1">User view and database </text:p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p text:style-name="P1">Even new course Added or Failure message </text:p>
          </table:table-cell>
        </table:table-row>
        <table:table-row>
          <table:table-cell table:style-name="Table1.A2" office:value-type="string">
            <text:p text:style-name="P1">Destination</text:p>
          </table:table-cell>
          <table:table-cell table:style-name="Table1.B2" office:value-type="string">
            <text:p text:style-name="P1">User Views and database</text:p>
          </table:table-cell>
        </table:table-row>
        <table:table-row>
          <table:table-cell table:style-name="Table1.A2" office:value-type="string">
            <text:p text:style-name="P1">Action</text:p>
          </table:table-cell>
          <table:table-cell table:style-name="Table1.B2" office:value-type="string">
            <text:p text:style-name="P1">Function will get course information and then will validate if this course is existed in the database or not <text:line-break/>if existed function will return error message for user <text:line-break/>if not it will add a new course in database and then notify user with new course added<text:line-break/><text:span text:style-name="T1">it will add also course chapters in chapter table in database </text:span></text:p>
          </table:table-cell>
        </table:table-row>
        <table:table-row>
          <table:table-cell table:style-name="Table1.A2" office:value-type="string">
            <text:p text:style-name="P1">Requirements</text:p>
          </table:table-cell>
          <table:table-cell table:style-name="Table1.B2" office:value-type="string">
            <text:p text:style-name="P1">Course full information and database existed </text:p>
          </table:table-cell>
        </table:table-row>
        <table:table-row>
          <table:table-cell table:style-name="Table1.A2" office:value-type="string">
            <text:p text:style-name="P1">Pre-Conditions</text:p>
          </table:table-cell>
          <table:table-cell table:style-name="Table1.B2" office:value-type="string">
            <text:p text:style-name="P2">Course is existed at most one in the database <text:s/></text:p>
          </table:table-cell>
        </table:table-row>
        <table:table-row>
          <table:table-cell table:style-name="Table1.A2" office:value-type="string">
            <text:p text:style-name="P1">Post-Conditions</text:p>
          </table:table-cell>
          <table:table-cell table:style-name="Table1.B2" office:value-type="string">
            <text:p text:style-name="P2">Course is existed exactly once in the database, and chapters are created</text:p>
          </table:table-cell>
        </table:table-row>
        <table:table-row>
          <table:table-cell table:style-name="Table1.A2" office:value-type="string">
            <text:p text:style-name="P1">Side Effects</text:p>
          </table:table-cell>
          <table:table-cell table:style-name="Table1.B2" office:value-type="string">
            <text:p text:style-name="P2">No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Function</text:p>
          </table:table-cell>
          <table:table-cell table:style-name="Table2.B1" office:value-type="string">
            <text:p text:style-name="P2">User can specify the questions for each chapter </text:p>
          </table:table-cell>
        </table:table-row>
        <table:table-row>
          <table:table-cell table:style-name="Table2.A2" office:value-type="string">
            <text:p text:style-name="P1">Description</text:p>
          </table:table-cell>
          <table:table-cell table:style-name="Table2.B2" office:value-type="string">
            <text:p text:style-name="P2">User will select a specific course and then have a view to be able to add questions for every chapter in this course, <text:line-break/>user have to add exactly two question in each category of the following </text:p>
            <text:p text:style-name="P2">- Remaindering &amp;&amp; Difficult</text:p>
            <text:p text:style-name="P2">- Remaindering &amp;&amp; Simple</text:p>
            <text:p text:style-name="P2">- Understanding &amp;&amp; Difficult</text:p>
            <text:p text:style-name="P2">- Understanding &amp;&amp; Simple</text:p>
            <text:p text:style-name="P2">- Creativity &amp;&amp; Difficult</text:p>
            <text:p text:style-name="P2">- Creativity &amp;&amp; Simple</text:p>
          </table:table-cell>
        </table:table-row>
        <table:table-row>
          <table:table-cell table:style-name="Table2.A2" office:value-type="string">
            <text:p text:style-name="P1">Inputs</text:p>
          </table:table-cell>
          <table:table-cell table:style-name="Table2.B2" office:value-type="string">
            <text:p text:style-name="P2">Questions Informations</text:p>
          </table:table-cell>
        </table:table-row>
        <table:table-row>
          <table:table-cell table:style-name="Table2.A2" office:value-type="string">
            <text:p text:style-name="P1">Source</text:p>
          </table:table-cell>
          <table:table-cell table:style-name="Table2.B2" office:value-type="string">
            <text:p text:style-name="P2">User Input</text:p>
          </table:table-cell>
        </table:table-row>
        <table:table-row>
          <table:table-cell table:style-name="Table2.A2" office:value-type="string">
            <text:p text:style-name="P1">Outputs</text:p>
          </table:table-cell>
          <table:table-cell table:style-name="Table2.B2" office:value-type="string">
            <text:p text:style-name="P2">List <text:span text:style-name="T2">of valid questions and its answers </text:span><text:s/></text:p>
          </table:table-cell>
        </table:table-row>
        <table:table-row>
          <table:table-cell table:style-name="Table2.A2" office:value-type="string">
            <text:p text:style-name="P1">Destination</text:p>
          </table:table-cell>
          <table:table-cell table:style-name="Table2.B2" office:value-type="string">
            <text:p text:style-name="P3">User Views and Database</text:p>
          </table:table-cell>
        </table:table-row>
        <table:table-row>
          <table:table-cell table:style-name="Table2.A2" office:value-type="string">
            <text:p text:style-name="P1">Action</text:p>
          </table:table-cell>
          <table:table-cell table:style-name="Table2.B2" office:value-type="string">
            <text:p text:style-name="P3">User will enter questions information for each category which should contains <text:line-break/>- question value <text:line-break/><text:soft-page-break/>- Question Choices<text:line-break/>- Correct Answer <text:line-break/>system will get this data and store it in instance list to be able to handle <text:span text:style-name="T5">no duplication in </text:span><text:s/>questions and answers <text:line-break/>and the user will submit this questions to be committed <text:s/><text:span text:style-name="T5">if valid</text:span></text:p>
          </table:table-cell>
        </table:table-row>
        <table:table-row table:style-name="Table2.8">
          <table:table-cell table:style-name="Table2.A2" office:value-type="string">
            <text:p text:style-name="P1">Requirements</text:p>
          </table:table-cell>
          <table:table-cell table:style-name="Table2.B2" office:value-type="string">
            <text:p text:style-name="P3"><text:s/><text:span text:style-name="T3">none</text:span></text:p>
          </table:table-cell>
        </table:table-row>
        <table:table-row>
          <table:table-cell table:style-name="Table2.A2" office:value-type="string">
            <text:p text:style-name="P1">Pre-Conditions</text:p>
          </table:table-cell>
          <table:table-cell table:style-name="Table2.B2" office:value-type="string">
            <text:p text:style-name="P4">Course chapters are already created in database</text:p>
          </table:table-cell>
        </table:table-row>
        <table:table-row>
          <table:table-cell table:style-name="Table2.A2" office:value-type="string">
            <text:p text:style-name="P1">Post-Conditions</text:p>
          </table:table-cell>
          <table:table-cell table:style-name="Table2.B2" office:value-type="string">
            <text:p text:style-name="P5">Questions are added to database</text:p>
          </table:table-cell>
        </table:table-row>
        <table:table-row>
          <table:table-cell table:style-name="Table2.A2" office:value-type="string">
            <text:p text:style-name="P1">Side Effects</text:p>
          </table:table-cell>
          <table:table-cell table:style-name="Table2.B2" office:value-type="string">
            <text:p text:style-name="P5">none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Function</text:p>
          </table:table-cell>
          <table:table-cell table:style-name="Table3.B1" office:value-type="string">
            <text:p text:style-name="P18">Design Exam <text:span text:style-name="T7">for courses</text:span></text:p>
          </table:table-cell>
        </table:table-row>
        <table:table-row>
          <table:table-cell table:style-name="Table3.A2" office:value-type="string">
            <text:p text:style-name="P1">Description</text:p>
          </table:table-cell>
          <table:table-cell table:style-name="Table3.B2" office:value-type="string">
            <text:p text:style-name="P18">Teacher can design exam specification and system should generate optimal exam according user specifications using genetic algorithms,</text:p>
            <text:p text:style-name="P18">user specification are :</text:p>
            <text:p text:style-name="P18">-number of question per each chapters</text:p>
            <text:p text:style-name="P18">-number of questions of each of the following</text:p>
            <text:p text:style-name="P19">- <text:span text:style-name="T1">Remaindering </text:span></text:p>
            <text:p text:style-name="P20">- Understanding </text:p>
            <text:p text:style-name="P20">- Creativity </text:p>
            <text:p text:style-name="P20">- Difficult</text:p>
            <text:p text:style-name="P20">- <text:span text:style-name="T6">Simple</text:span></text:p>
          </table:table-cell>
        </table:table-row>
        <table:table-row>
          <table:table-cell table:style-name="Table3.A2" office:value-type="string">
            <text:p text:style-name="P1">Inputs</text:p>
          </table:table-cell>
          <table:table-cell table:style-name="Table3.B2" office:value-type="string">
            <text:p text:style-name="P21">Exam specification</text:p>
          </table:table-cell>
        </table:table-row>
        <table:table-row>
          <table:table-cell table:style-name="Table3.A2" office:value-type="string">
            <text:p text:style-name="P1">Source</text:p>
          </table:table-cell>
          <table:table-cell table:style-name="Table3.B2" office:value-type="string">
            <text:p text:style-name="P21">Users views</text:p>
          </table:table-cell>
        </table:table-row>
        <table:table-row>
          <table:table-cell table:style-name="Table3.A2" office:value-type="string">
            <text:p text:style-name="P1">Outputs</text:p>
          </table:table-cell>
          <table:table-cell table:style-name="Table3.B2" office:value-type="string">
            <text:p text:style-name="P21">Outputs a view that display generated exam questions </text:p>
          </table:table-cell>
        </table:table-row>
        <table:table-row>
          <table:table-cell table:style-name="Table3.A2" office:value-type="string">
            <text:p text:style-name="P1">Destination</text:p>
          </table:table-cell>
          <table:table-cell table:style-name="Table3.B2" office:value-type="string">
            <text:p text:style-name="P21">User Views</text:p>
          </table:table-cell>
        </table:table-row>
        <table:table-row>
          <table:table-cell table:style-name="Table3.A2" office:value-type="string">
            <text:p text:style-name="P1">Action</text:p>
          </table:table-cell>
          <table:table-cell table:style-name="Table3.B2" office:value-type="string">
            <text:p text:style-name="P21">User will set exam specification and click generate Exam and then <text:line-break/>Genetic algorithms will work to generate the best exam according this specification, and then return that exam for user <text:line-break/>user then can publish as save exam or regenerate new exam <text:s/></text:p>
          </table:table-cell>
        </table:table-row>
        <table:table-row>
          <table:table-cell table:style-name="Table3.A2" office:value-type="string">
            <text:p text:style-name="P1">Requirements</text:p>
          </table:table-cell>
          <table:table-cell table:style-name="Table3.B2" office:value-type="string">
            <text:p text:style-name="P22">Number of total questions of each level equals number of questions per chapter * number of chapters per course</text:p>
          </table:table-cell>
        </table:table-row>
        <table:table-row>
          <table:table-cell table:style-name="Table3.A2" office:value-type="string">
            <text:p text:style-name="P1">Pre-Conditions</text:p>
          </table:table-cell>
          <table:table-cell table:style-name="Table3.B2" office:value-type="string">
            <text:p text:style-name="P22">User should have entered exactly 12 question for each chapter </text:p>
          </table:table-cell>
        </table:table-row>
        <table:table-row>
          <table:table-cell table:style-name="Table3.A2" office:value-type="string">
            <text:p text:style-name="P1">Post-Conditions</text:p>
          </table:table-cell>
          <table:table-cell table:style-name="Table3.B2" office:value-type="string">
            <text:p text:style-name="P22">none</text:p>
          </table:table-cell>
        </table:table-row>
        <table:table-row>
          <table:table-cell table:style-name="Table3.A2" office:value-type="string">
            <text:p text:style-name="P1">Side Effects</text:p>
          </table:table-cell>
          <table:table-cell table:style-name="Table3.B2" office:value-type="string">
            <text:p text:style-name="P22">none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3">- <text:span text:style-name="T9">user can Create-Read-update-delete for each of the following elements</text:span></text:p>
      <text:list xml:id="list73570907217420937" text:style-name="L1">
        <text:list-item>
          <text:p text:style-name="P14"><text:span text:style-name="T9"><text:s/>Courses</text:span></text:p>
        </text:list-item>
        <text:list-item>
          <text:p text:style-name="P14"><text:span text:style-name="T9"><text:s/>Chapters</text:span></text:p>
        </text:list-item>
        <text:list-item>
          <text:p text:style-name="P14"><text:s/><text:span text:style-name="T9">Questions</text:span></text:p>
        </text:list-item>
      </text:list>
      <text:p text:style-name="P13"/>
      <text:p text:style-name="P13"/>
      <text:p text:style-name="P13">- <text:span text:style-name="T9">user can publish exam or regenerate new exam if exam’s accuracy doesn't match user specification or cancel the generated exam</text:span></text:p>
      <text:p text:style-name="P13"><text:span text:style-name="T9"><text:s/></text:span></text:p>
      <text:p text:style-name="P13"><text:span text:style-name="T9"><text:s/></text:span></text:p>
      <text:p text:style-name="P13"><text:span text:style-name="T9"><text:s text:c="2"/></text:span></text:p>
      <text:p text:style-name="P7"/>
      <text:p text:style-name="P7"><text:tab/><text:tab/><text:tab/><text:span text:style-name="T10"><text:tab/>Non Functional Requirement</text:span></text:p>
      <text:p text:style-name="P7"/>
      <text:p text:style-name="P15">- <text:span text:style-name="T8">user should not enter two repeated question per chapter</text:span></text:p>
      <text:p text:style-name="P15"><text:span text:style-name="T8">- user should not enter the same answer for one question twice</text:span></text:p>
      <text:p text:style-name="P15"><text:span text:style-name="T8">- user can not add repeated courses</text:span></text:p>
      <text:p text:style-name="P9"/>
      <text:p text:style-name="P9"/>
      <text:p text:style-name="P9"/>
      <text:p text:style-name="P9"/>
      <text:p text:style-name="P12">Evaluation Functions for Genetic Algorithms </text:p>
      <text:p text:style-name="P9"/>
      <text:p text:style-name="P9"/>
      <text:p text:style-name="P10">algorithms get all questions of a specific course <text:s/>in question poll and then generate </text:p>
      <text:p text:style-name="P10">a population of N( number of chapters in course ) samples, where each sample contains M (number of questions per chapter required in exam specifications)</text:p>
      <text:p text:style-name="P10">to generate an initial population of N*M questions.</text:p>
      <text:p text:style-name="P10"/>
      <text:p text:style-name="P10">Algorithm evaluate each sample according the following criteria</text:p>
      <text:p text:style-name="P10"/>
      <text:p text:style-name="P10">1- number of questions per chapter in each sample, the optimal ratio is </text:p>
      <text:p text:style-name="P10"><text:tab/>OR = number of questions per chapter / total exam questions </text:p>
      <text:p text:style-name="P10"><text:tab/>total exam questions = <text:s/>number of questions per chapter * number of chapters</text:p>
      <text:p text:style-name="P10"><text:tab/>OR = 1 / number of chapters</text:p>
      <text:p text:style-name="P10"><text:tab/></text:p>
      <text:p text:style-name="P10">2- number of question of each level required in exam specification, optimal ratio is </text:p>
      <text:p text:style-name="P10"><text:tab/>x in (Understanding – Remaindering – Creativity – Difficult – Simple <text:s/>)</text:p>
      <text:p text:style-name="P10"><text:tab/>OR = number of questions in level x (from specification ) <text:s/>/ total number of <text:tab/>questions per exam </text:p>
      <text:p text:style-name="P10"/>
      <text:p text:style-name="P10"/>
      <text:p text:style-name="P11">3- then have 6 criteria (5 levels + 1 chapters) <text:s text:c="2"/></text:p>
      <text:p text:style-name="P11"><text:tab/>so each sample have evaluation out of 6 </text:p>
      <text:p text:style-name="P11"/>
      <text:p text:style-name="P11">4- population (a set of n samples) evaluated from 6 * N </text:p>
      <text:p text:style-name="P11"><text:soft-page-break/>5- algorithms generate a X number of generations (population) and get max generation</text:p>
      <text:p text:style-name="P10"/>
      <text:p text:style-name="P10"/>
      <text:p text:style-name="P10"><text:tab/>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00:22:23.682217721</meta:creation-date>
    <dc:date>2018-05-24T14:32:41.520694367</dc:date>
    <meta:editing-duration>PT45M21S</meta:editing-duration>
    <meta:editing-cycles>12</meta:editing-cycles>
    <meta:generator>LibreOffice/5.1.6.2$Linux_X86_64 LibreOffice_project/10m0$Build-2</meta:generator>
    <meta:document-statistic meta:table-count="3" meta:image-count="0" meta:object-count="0" meta:page-count="4" meta:paragraph-count="112" meta:word-count="721" meta:character-count="4435" meta:non-whitespace-character-count="3753"/>
  </office:meta>
</office:document-meta>
</file>